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5d913" officeooo:paragraph-rsid="000b86f5"/>
    </style:style>
    <style:style style:name="P2" style:family="paragraph" style:parent-style-name="Text_20_body">
      <style:text-properties officeooo:rsid="00070a98" officeooo:paragraph-rsid="00070a98"/>
    </style:style>
    <style:style style:name="P3" style:family="paragraph" style:parent-style-name="Text_20_body">
      <style:text-properties officeooo:rsid="0008da3d" officeooo:paragraph-rsid="0008da3d"/>
    </style:style>
    <style:style style:name="P4" style:family="paragraph" style:parent-style-name="Subtitle">
      <style:text-properties officeooo:rsid="0005d913" officeooo:paragraph-rsid="0009b173"/>
    </style:style>
    <style:style style:name="P5" style:family="paragraph" style:parent-style-name="Text_20_body">
      <style:text-properties officeooo:rsid="0008da3d" officeooo:paragraph-rsid="0008da3d"/>
    </style:style>
    <style:style style:name="P6" style:family="paragraph" style:parent-style-name="Heading_20_1">
      <style:text-properties officeooo:rsid="0008da3d" officeooo:paragraph-rsid="0008da3d"/>
    </style:style>
    <style:style style:name="P7" style:family="paragraph" style:parent-style-name="Heading_20_1">
      <style:paragraph-properties fo:text-align="end" style:justify-single-word="false"/>
      <style:text-properties officeooo:rsid="0005d913" officeooo:paragraph-rsid="000b86f5"/>
    </style:style>
    <style:style style:name="T1" style:family="text">
      <style:text-properties officeooo:rsid="00070a98"/>
    </style:style>
    <style:style style:name="T2" style:family="text">
      <style:text-properties officeooo:rsid="0008da3d"/>
    </style:style>
    <style:style style:name="T3" style:family="text">
      <style:text-properties officeooo:rsid="0009b173"/>
    </style:style>
    <style:style style:name="T4" style:family="text">
      <style:text-properties officeooo:rsid="000b86f5"/>
    </style:style>
    <style:style style:name="T5" style:family="text">
      <style:text-properties officeooo:rsid="000cd0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ouShooping</text:p>
      <text:p text:style-name="P4">A<text:span text:style-name="T3">cceso </text:span>I<text:span text:style-name="T3">nteligente a la </text:span>I<text:span text:style-name="T3">nformación</text:span></text:p>
      <text:p text:style-name="P4">2<text:span text:style-name="T1">017/18</text:span></text:p>
      <text:h text:style-name="P6" text:outline-level="1">Descripción:</text:h>
      <text:p text:style-name="P2">El sistema “YouShopping” es un <text:span text:style-name="T4">sistema de recomendación </text:span>de producto<text:span text:style-name="T4">s</text:span>, el cual le recomienda un conjunto de productos <text:span text:style-name="T2">para un producto dado, fijándose en la descripción de los mismos, el precio y los alérgenos que puedan llevar.</text:span></text:p>
      <text:p text:style-name="Text_20_body">Actualmente obtiene su datos, <text:span text:style-name="T2">mediante la técnica de recuperación de información (Crawling)</text:span>, de <text:span text:style-name="T2">la página:</text:span> “<text:a xlink:type="simple" xlink:href="http://www.foody.es/" text:style-name="Internet_20_link" text:visited-style-name="Visited_20_Internet_20_Link">http://www.foody.es/</text:a>”. <text:span text:style-name="T2">G</text:span>uardando su cat<text:span text:style-name="T4">á</text:span>logo de productos en nuestra base de datos, la cual mas tarde es consultada por nuestro servicio web el cual permite a los usuarios pedir una recomendación en base a otro producto del c<text:span text:style-name="T2">a</text:span>t<text:span text:style-name="T2">á</text:span>logo<text:span text:style-name="T2">. </text:span></text:p>
      <text:h text:style-name="P6" text:outline-level="1">Tecnologías:</text:h>
      <text:p text:style-name="P3">-BeautifulSoup, como recuperador de información (Crawler).</text:p>
      <text:p text:style-name="P3">-SQLite, como gestor de base de datos</text:p>
      <text:p text:style-name="P3">-Django, como Framework de sistema de información</text:p>
      <text:p text:style-name="P3">-<text:span text:style-name="T3">Script RS.py, como sistema de recomendación</text:span></text:p>
      <text:p text:style-name="P3">-<text:span text:style-name="T5">Bootstrap, para la interfaz de págin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>Participantes:<text:tab/></text:h>
      <text:p text:style-name="P1">Gamero <text:span text:style-name="T2">M</text:span>ongue, Alejandro<text:tab/></text:p>
      <text:p text:style-name="P1">Roldán Sánchez, Pablo<text:tab/></text:p>
      <text:p text:style-name="P1">Ronda Lucena, Arturo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53:09.010946172</meta:creation-date>
    <dc:date>2018-01-17T16:56:07.087003634</dc:date>
    <meta:editing-duration>PT27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40" meta:character-count="955" meta:non-whitespace-character-count="826"/>
  </office:meta>
</office:document-meta>
</file>